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Monsarrat</meta:initial-creator>
    <meta:creation-date>2014-01-13T12:09:14</meta:creation-date>
    <meta:document-statistic meta:object-count="0"/>
    <meta:generator>LibreOffice/4.0.5.2$Linux_X86_64 LibreOffice_project/5464147a081647a250913f19c0715bca595af2f</meta:generator>
  </office:meta>
</office:document-meta>
</file>